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fo:line-height="0.459cm">
        <style:tab-stops/>
      </style:paragraph-properties>
      <style:text-properties style:font-name="Arial1" fo:font-size="11pt" fo:language="zxx" fo:country="none" style:font-size-asian="11pt" style:language-asian="zxx" style:country-asian="none" style:font-size-complex="11pt" style:font-weight-complex="bold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5" style:family="paragraph" style:parent-style-name="Header">
      <style:paragraph-properties style:snap-to-layout-grid="false">
        <style:tab-stops/>
      </style:paragraph-properties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line-height="0.3cm" style:snap-to-layout-grid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line-height="0.459cm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style:font-name="Arial1" fo:font-size="11pt" fo:language="zxx" fo:country="none" fo:font-weight="bold" style:font-size-asian="11pt" style:language-asian="zxx" style:country-asian="none" style:font-weight-asian="bold" style:font-size-complex="11pt"/>
    </style:style>
    <style:style style:name="P14" style:family="paragraph" style:parent-style-name="Standard">
      <style:paragraph-properties fo:line-height="0.459cm"/>
      <style:text-properties style:font-name="Arial1"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 style:font-size-complex="8pt"/>
    </style:style>
    <style:style style:name="P16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17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8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9" style:family="paragraph" style:parent-style-name="Texte_20_de_20_saisie">
      <style:paragraph-properties fo:margin-left="-0.25cm" fo:margin-right="0cm" fo:text-indent="0cm" style:auto-text-indent="false"/>
      <style:text-properties style:font-name="Arial1" fo:font-size="11pt" style:font-size-asian="11pt" style:font-name-complex="Arial1" style:font-size-complex="11pt"/>
    </style:style>
    <style:style style:name="P20" style:family="paragraph" style:parent-style-name="Prénom_20_NOM">
      <style:paragraph-properties fo:margin-left="6.253cm" fo:margin-right="0cm" fo:text-indent="1.501cm" style:auto-text-indent="false"/>
      <style:text-properties style:font-name="Arial1" fo:font-size="11pt" style:font-size-asian="11pt" style:font-name-complex="Arial1" style:font-size-complex="11pt"/>
    </style:style>
    <style:style style:name="P21" style:family="paragraph" style:parent-style-name="Prénom_20_NOM">
      <style:paragraph-properties fo:margin-left="6.253cm" fo:margin-right="0cm" fo:text-indent="1.501cm" style:auto-text-indent="false"/>
      <style:text-properties style:font-name="Arial1" fo:font-size="11pt" style:font-size-asian="11pt" style:font-size-complex="11pt"/>
    </style:style>
    <style:style style:name="P22" style:family="paragraph" style:parent-style-name="Prénom_20_NOM">
      <style:paragraph-properties fo:margin-left="6.253cm" fo:margin-right="0cm" fo:text-indent="1.501cm" style:auto-text-indent="false"/>
      <style:text-properties style:font-name="Arial1" fo:font-size="11pt" fo:font-weight="normal" style:font-size-asian="11pt" style:font-weight-asian="normal" style:font-name-complex="Arial1" style:font-size-complex="11pt"/>
    </style:style>
    <style:style style:name="P23" style:family="paragraph" style:parent-style-name="Prénom_20_NOM">
      <style:paragraph-properties fo:margin-left="6.253cm" fo:margin-right="0cm" fo:text-indent="1.501cm" style:auto-text-indent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24" style:family="paragraph" style:parent-style-name="Texte_20_de_20_saisie">
      <style:text-properties style:font-name="Arial1" fo:font-size="11pt" style:font-size-asian="11pt" style:font-size-complex="11pt"/>
    </style:style>
    <style:style style:name="P25" style:family="paragraph" style:parent-style-name="Texte_20_de_20_saisie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6" style:family="paragraph" style:parent-style-name="Text_20_body">
      <style:text-properties style:font-name="Arial1" fo:font-size="11pt" style:font-size-asian="11pt" style:font-size-complex="11pt"/>
    </style:style>
    <style:style style:name="T1" style:family="text">
      <style:text-properties style:font-name-complex="Times New Roman"/>
    </style:style>
    <style:style style:name="T2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Comiteapre_daterecours"/>
        <text:user-field-decl office:value-type="string" office:string-value="" text:name="apreComiteapre_observation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</text:user-field-decls>
      <text:section text:style-name="Sect1" text:name="recoursde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7"/>
            </table:table-cell>
            <table:covered-table-cell/>
            <table:covered-table-cell/>
            <table:table-cell table:style-name="Tableau1.A1" table:number-columns-spanned="2" office:value-type="string">
              <text:p text:style-name="P9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5"/>
            </table:table-cell>
            <table:covered-table-cell/>
            <table:covered-table-cell/>
            <table:table-cell table:style-name="Tableau1.A1" table:number-rows-spanned="5" office:value-type="string">
              <text:p text:style-name="P9"/>
            </table:table-cell>
            <table:table-cell table:style-name="Tableau1.A1" table:number-rows-spanned="5" office:value-type="string">
              <text:p text:style-name="P13"><text:s/><text:user-field-get text:name="personne_qual"/> <text:s/><text:user-field-get text:name="personne_nom"/> <text:s/><text:user-field-get text:name="personne_prenom"/></text:p>
              <text:p text:style-name="P3"><text:s/><text:user-field-get text:name="prestation_natprest"/></text:p>
              <text:p text:style-name="P14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1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5">Réf. : </text:p>
            </table:table-cell>
            <table:table-cell table:style-name="Tableau1.A1" table:number-columns-spanned="2" office:value-type="string">
              <text:p text:style-name="P16"><text:span text:style-name="T1">DPAS/SIS/ N° APRE <text:s/></text:span><text:span text:style-name="T1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5">Affaire suivie par : </text:p>
            </table:table-cell>
            <table:covered-table-cell/>
            <table:table-cell table:style-name="Tableau1.A1" office:value-type="string">
              <text:p text:style-name="P16"><text:s text:c="2"/><text:user-field-get text:name="dataperssuivi_qualsuivi"/> <text:s/><text:user-field-get text:name="dataperssuivi_nomsuivi"/> <text:s/><text:user-field-get text:name="dataperssuivi_prenomsuivi"/> 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5">Tél. : </text:p>
            </table:table-cell>
            <table:table-cell table:style-name="Tableau1.A1" table:number-columns-spanned="2" office:value-type="string">
              <text:p text:style-name="P16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8"/>
        <text:p text:style-name="P8"/>
        <text:p text:style-name="P8"/>
        <text:p text:style-name="P8"><text:user-field-get text:name="personne_qual"/>,</text:p>
        <text:p text:style-name="P8"/>
        <text:p text:style-name="P24"><text:span text:style-name="T2">Vous avez sollicité une demande de financement pour une formation intitulée:</text:span> <text:s/><text:user-field-get text:name="apre_natureaide"/> <text:s/>dans le cadre de l’APRE qui peut être versée aux allocataires du RSA.</text:p>
        <text:p text:style-name="P24">Cette dernière a fait l’objet d’une décision de refus.</text:p>
        <text:p text:style-name="P24"/>
        <text:p text:style-name="P24">Vous avez formulé une demande de recours gracieux le <text:user-field-get text:name="apreComiteapre_daterecours"/> .</text:p>
        <text:p text:style-name="P24"/>
        <text:p text:style-name="P26">Après un nouvel examen de votre dossier, je vous confirme la décision de refus.</text:p>
        <text:p text:style-name="P24"/>
        <text:p text:style-name="P25">«  <text:s/><text:user-field-get text:name="apreComiteapre_observationrecours"/> <text:s/> » </text:p>
        <text:p text:style-name="P24"/>
        <text:p text:style-name="P24">Je vous prie de croire, <text:user-field-get text:name="personne_qual"/> , à l'assurance de mes salutations distinguées.</text:p>
        <text:p text:style-name="P18"/>
        <text:p text:style-name="P19"/>
        <text:p text:style-name="P19"/>
        <text:p text:style-name="P19"/>
        <text:p text:style-name="P19"/>
        <text:p text:style-name="P23">9Laëtitia Hélouet</text:p>
        <text:p text:style-name="P22">Chef du Service de l’Insertion</text:p>
        <text:p text:style-name="P22">et de la Solidarité</text:p>
        <text:p text:style-name="P20"><text:s/></text:p>
        <text:p text:style-name="P21"><draw:frame draw:style-name="fr1" draw:name="images1" text:anchor-type="paragraph" svg:x="7.673cm" svg:y="0cm" svg:width="2.939cm" svg:height="2.09cm" draw:z-index="0"><draw:image xlink:href="Pictures/2000000700000B7A0000082B483968E3.svm" xlink:type="simple" xlink:show="embed" xlink:actuate="onLoad"/></draw:frame></text:p>
        <text:p text:style-name="P21"/>
        <text:p text:style-name="P21"/>
        <text:p text:style-name="P21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7:31:56</meta:creation-date>
    <dc:date>2010-07-30T09:58:55.50</dc:date>
    <meta:editing-duration>PT00H17M24S</meta:editing-duration>
    <meta:editing-cycles>17</meta:editing-cycles>
    <meta:generator>OpenOffice.org/3.1$Win32 OpenOffice.org_project/310m11$Build-9399</meta:generator>
    <dc:creator>Nicolas Bonsall</dc:creator>
    <meta:document-statistic meta:table-count="1" meta:image-count="1" meta:object-count="0" meta:page-count="1" meta:paragraph-count="22" meta:word-count="96" meta:character-count="596"/>
  </office:meta>
</office:document-meta>
</file>